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Eras Demi ITC" svg:font-family="Eras Demi ITC" style:font-family-generic="swiss" style:font-pitch="variable" svg:panose-1="2 11 8 5 3 5 4 2 8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Eras Demi ITC" fo:font-size="28pt" style:font-size-asian="28pt" style:font-size-complex="28pt"/>
    </style:style>
    <style:style style:name="P2" style:parent-style-name="Standard" style:family="paragraph">
      <style:text-properties style:font-name="Eras Demi ITC" fo:font-size="28pt" style:font-size-asian="28pt" style:font-size-complex="28pt"/>
    </style:style>
    <style:style style:name="T3" style:parent-style-name="DefaultParagraphFont" style:family="text">
      <style:text-properties style:font-name="Eras Demi ITC" fo:font-size="28pt" style:font-size-asian="28pt" style:font-size-complex="28pt"/>
    </style:style>
    <style:style style:name="T4" style:parent-style-name="DefaultParagraphFont" style:family="text">
      <style:text-properties style:font-name="Eras Demi ITC" fo:color="#44546A" fo:font-size="28pt" style:font-size-asian="28pt" style:font-size-complex="28pt"/>
    </style:style>
    <style:style style:name="T5" style:parent-style-name="DefaultParagraphFont" style:family="text">
      <style:text-properties style:font-name="Eras Demi ITC" fo:color="#44546A" fo:font-size="28pt" style:font-size-asian="28pt" style:font-size-complex="28pt"/>
    </style:style>
    <style:style style:name="T6" style:parent-style-name="DefaultParagraphFont" style:family="text">
      <style:text-properties style:font-name="Eras Demi ITC" fo:color="#44546A" fo:font-size="28pt" style:font-size-asian="28pt" style:font-size-complex="28pt"/>
    </style:style>
  </office:automatic-styles>
  <office:body>
    <office:text text:use-soft-page-breaks="true">
      <text:p text:style-name="P1"/>
      <text:p text:style-name="P2"/>
      <text:p text:style-name="Standard"><text:span text:style-name="T3"><text:s text:c="3"/></text:span><text:span text:style-name="T4"><text:s text:c="2"/></text:span><text:span text:style-name="T5">DAB</text:span><text:span text:style-name="T6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Eras Demi ITC" svg:font-family="Eras Demi ITC" style:font-family-generic="swiss" style:font-pitch="variable" svg:panose-1="2 11 8 5 3 5 4 2 8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rmo Ploom</meta:initial-creator>
    <dc:creator>TahtisOlevus</dc:creator>
    <meta:creation-date>2017-08-18T13:11:00Z</meta:creation-date>
    <dc:date>2017-08-26T13:10:00Z</dc:date>
    <meta:template xlink:href="Normal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